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/text:p>
      <text:p text:style-name="Standard"><draw:frame draw:style-name="fr1" draw:name="Objet1" text:anchor-type="as-char" svg:width="6.482cm" svg:height="2.50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t2" text:anchor-type="as-char" svg:width="9.283cm" svg:height="3.24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t3" text:anchor-type="as-char" svg:width="9.788cm" svg:height="4.19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b</text:p>
      <text:p text:style-name="Standard"><draw:frame draw:style-name="fr1" draw:name="Objet4" text:anchor-type="as-char" svg:width="9.146cm" svg:height="4.32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2" draw:name="Objet5" text:anchor-type="as-char" svg:y="-4.316cm" svg:width="10.012cm" svg:height="8.8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text:soft-page-break/><draw:frame draw:style-name="fr2" draw:name="Objet6" text:anchor-type="as-char" svg:y="-4.316cm" svg:width="7.431cm" svg:height="8.805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DEON</meta:initial-creator>
    <meta:creation-date>2008-11-23T14:15:06</meta:creation-date>
    <dc:date>2008-11-23T15:31:53.75</dc:date>
    <dc:creator>GEDEON</dc:creator>
    <meta:editing-duration>PT00H34M49S</meta:editing-duration>
    <meta:editing-cycles>2</meta:editing-cycles>
    <meta:generator>OpenOffice.org/3.0$Win32 OpenOffice.org_project/300m9$Build-9358</meta:generator>
    <meta:document-statistic meta:table-count="0" meta:image-count="0" meta:object-count="6" meta:page-count="2" meta:paragraph-count="8" meta:word-count="2" meta:character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a,1) D'après la loi de Descartes, on a:</math:mtext>
        </math:mrow>
      </math:mtr>
      <math:mtr>
        <math:mrow>
          <math:mrow>
            <math:mrow>
              <math:mfrac>
                <math:mn>1</math:mn>
                <math:mover math:accent="true">
                  <math:mi math:fontstyle="italic">SA</math:mi>
                  <math:mo>¯</math:mo>
                </math:mover>
              </math:mfrac>
              <math:mo math:stretchy="false">+</math:mo>
              <math:mfrac>
                <math:mn>1</math:mn>
                <math:mover math:accent="true">
                  <math:mrow>
                    <math:mi math:fontstyle="italic">SA</math:mi>
                    <math:mi>'</math:mi>
                  </math:mrow>
                  <math:mo>¯</math:mo>
                </math:mover>
              </math:mfrac>
            </math:mrow>
            <math:mo math:stretchy="false">=</math:mo>
            <math:mfrac>
              <math:mn>2</math:mn>
              <math:mover math:accent="true">
                <math:mi math:fontstyle="italic">SC</math:mi>
                <math:mo>¯</math:mo>
              </math:mover>
            </math:mfrac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i math:fontstyle="italic">SA</math:mi>
                  <math:mi>'</math:mi>
                </math:mrow>
                <math:mo>¯</math:mo>
              </math:mover>
              <math:mo math:stretchy="false">=</math:mo>
              <math:mfrac>
                <math:mrow>
                  <math:mover math:accent="true">
                    <math:mi math:fontstyle="italic">SC</math:mi>
                    <math:mo>¯</math:mo>
                  </math:mover>
                  <math:mover math:accent="true">
                    <math:mi math:fontstyle="italic">SA</math:mi>
                    <math:mo>¯</math:mo>
                  </math:mover>
                </math:mrow>
                <math:mrow>
                  <math:mn>2</math:mn>
                  <math:mrow>
                    <math:mover math:accent="true">
                      <math:mi math:fontstyle="italic">SA</math:mi>
                      <math:mo>¯</math:mo>
                    </math:mover>
                    <math:mo math:stretchy="false">+</math:mo>
                    <math:mover math:accent="true">
                      <math:mi math:fontstyle="italic">SC</math:mi>
                      <math:mo>¯</math:mo>
                    </math:mover>
                  </math:mrow>
                </math:mrow>
              </math:mfrac>
            </math:mrow>
          </math:mrow>
        </math:mrow>
      </math:mtr>
    </math:mtable>
    <math:annotation math:encoding="StarMath 5.0">alignl
"a,1) D'après la loi de Descartes, on a:"

newline alignl
1 over overline SA + 1 over overline {SA'} = 2 over overline SC

newline alignl
drarrow overline {SA'} = {overline SC overline SA} over {2 overline SA + overline S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a,2) le diamètre apparent de la lune </math:mtext>
            <math:mo math:stretchy="false">ɛ</math:mo>
            <math:mtext>est donné par:</math:mtext>
          </math:mrow>
        </math:mrow>
      </math:mtr>
      <math:mtr>
        <math:mrow>
          <math:mrow>
            <math:mi>tan</math:mi>
            <math:mrow>
              <math:mrow>
                <math:mo math:stretchy="false">ɛ</math:mo>
                <math:mo math:stretchy="false">=</math:mo>
                <math:mfrac>
                  <math:msub>
                    <math:mi>D</math:mi>
                    <math:mi>L</math:mi>
                  </math:msub>
                  <math:msub>
                    <math:mi>D</math:mi>
                    <math:mi math:fontstyle="italic">TL</math:mi>
                  </math:msub>
                </math:mfrac>
              </math:mrow>
              <math:mo math:stretchy="false">≪</math:mo>
              <math:mn>1</math:mn>
            </math:mrow>
          </math:mrow>
        </math:mrow>
      </math:mtr>
      <math:mtr>
        <math:mrow>
          <math:mtext>D'où</math:mtext>
        </math:mrow>
      </math:mtr>
      <math:mtr>
        <math:mrow>
          <math:mrow>
            <math:mrow>
              <math:mo math:stretchy="false">ɛ</math:mo>
              <math:mo math:stretchy="false">≈</math:mo>
              <math:mi>tan</math:mi>
            </math:mrow>
            <math:mrow>
              <math:mrow>
                <math:mrow>
                  <math:mo math:stretchy="false">ɛ</math:mo>
                  <math:mo math:stretchy="false">≈</math:mo>
                  <math:mfrac>
                    <math:msub>
                      <math:mi>D</math:mi>
                      <math:mi>L</math:mi>
                    </math:msub>
                    <math:msub>
                      <math:mi>D</math:mi>
                      <math:mi math:fontstyle="italic">TL</math:mi>
                    </math:msub>
                  </math:mfrac>
                </math:mrow>
                <math:mo math:stretchy="false">≈</math:mo>
                <math:mfrac>
                  <math:msup>
                    <math:mn>3456.10</math:mn>
                    <math:mn>3</math:mn>
                  </math:msup>
                  <math:msup>
                    <math:mn>384000.10</math:mn>
                    <math:mn>3</math:mn>
                  </math:msup>
                </math:mfrac>
              </math:mrow>
              <math:mo math:stretchy="false">≈</math:mo>
              <math:mn>0,009</math:mn>
            </math:mrow>
            <math:mrow>
              <math:mi math:fontstyle="italic">rad</math:mi>
              <math:mo math:stretchy="false">≈</math:mo>
              <math:mn>0</math:mn>
            </math:mrow>
            <math:mi>°</math:mi>
            <math:mn>15</math:mn>
            <math:mi>'</math:mi>
            <math:mn>28</math:mn>
            <math:mi>'</math:mi>
            <math:mi>'</math:mi>
          </math:mrow>
        </math:mrow>
      </math:mtr>
    </math:mtable>
    <math:annotation math:encoding="StarMath 5.0">alignl
"a,2) le diamètre apparent de la lune " %varepsilon "est donné par:"

newline alignl
tan {%varepsilon} = D_L over D_TL &lt;&lt; 1

newline alignl
"D'où"

newline alignl
%varepsilon
approx tan {%varepsilon}
approx D_L over D_TL
approx 3456.10^3 over 384000.10^3
approx 0,009 rad
approx 0°15'28''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a,3) on a</math:mtext>
            <math:mrow>
              <math:mo math:stretchy="false">(</math:mo>
              <math:mrow>
                <math:mo math:stretchy="false">ɛ</math:mo>
                <math:mo math:stretchy="false">≪</math:mo>
                <math:mn>1</math:mn>
              </math:mrow>
              <math:mo math:stretchy="false">)</math:mo>
            </math:mrow>
          </math:mrow>
        </math:mrow>
      </math:mtr>
      <math:mtr>
        <math:mrow>
          <math:mrow>
            <math:mrow>
              <math:mo math:stretchy="false">ɛ</math:mo>
              <math:mo math:stretchy="false">≈</math:mo>
              <math:mfrac>
                <math:mover math:accent="true">
                  <math:mrow>
                    <math:mi>A</math:mi>
                    <math:mi>'</math:mi>
                    <math:mi>B</math:mi>
                    <math:mi>'</math:mi>
                  </math:mrow>
                  <math:mo>¯</math:mo>
                </math:mover>
                <math:mover math:accent="true">
                  <math:mrow>
                    <math:mi math:fontstyle="italic">SA</math:mi>
                    <math:mi>'</math:mi>
                  </math:mrow>
                  <math:mo>¯</math:mo>
                </math:mover>
              </math:mfrac>
            </math:mrow>
            <math:mo math:stretchy="false">≈</math:mo>
            <math:mfrac>
              <math:mover math:accent="true">
                <math:mrow>
                  <math:mi>A</math:mi>
                  <math:mi>'</math:mi>
                  <math:mi>B</math:mi>
                  <math:mi>'</math:mi>
                </math:mrow>
                <math:mo>¯</math:mo>
              </math:mover>
              <math:mfrac>
                <math:mrow>
                  <math:mover math:accent="true">
                    <math:mi math:fontstyle="italic">SC</math:mi>
                    <math:mo>¯</math:mo>
                  </math:mover>
                  <math:mover math:accent="true">
                    <math:mi math:fontstyle="italic">SA</math:mi>
                    <math:mo>¯</math:mo>
                  </math:mover>
                </math:mrow>
                <math:mrow>
                  <math:mn>2</math:mn>
                  <math:mrow>
                    <math:mover math:accent="true">
                      <math:mi math:fontstyle="italic">SA</math:mi>
                      <math:mo>¯</math:mo>
                    </math:mover>
                    <math:mo math:stretchy="false">+</math:mo>
                    <math:mover math:accent="true">
                      <math:mi math:fontstyle="italic">SC</math:mi>
                      <math:mo>¯</math:mo>
                    </math:mover>
                  </math:mrow>
                </math:mrow>
              </math:mfrac>
            </math:mfrac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i>A</math:mi>
                  <math:mi>'</math:mi>
                  <math:mi>B</math:mi>
                  <math:mi>'</math:mi>
                </math:mrow>
                <math:mo>¯</math:mo>
              </math:mover>
              <math:mo math:stretchy="false">≈</math:mo>
              <math:mfrac>
                <math:mrow>
                  <math:mover math:accent="true">
                    <math:mi math:fontstyle="italic">SC</math:mi>
                    <math:mo>¯</math:mo>
                  </math:mover>
                  <math:mover math:accent="true">
                    <math:mi math:fontstyle="italic">SA</math:mi>
                    <math:mo>¯</math:mo>
                  </math:mover>
                </math:mrow>
                <math:mrow>
                  <math:mn>2</math:mn>
                  <math:mrow>
                    <math:mover math:accent="true">
                      <math:mi math:fontstyle="italic">SA</math:mi>
                      <math:mo>¯</math:mo>
                    </math:mover>
                    <math:mo math:stretchy="false">+</math:mo>
                    <math:mover math:accent="true">
                      <math:mi math:fontstyle="italic">SC</math:mi>
                      <math:mo>¯</math:mo>
                    </math:mover>
                  </math:mrow>
                </math:mrow>
              </math:mfrac>
            </math:mrow>
            <math:mo math:stretchy="false">ɛ</math:mo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i>A</math:mi>
                  <math:mi>'</math:mi>
                  <math:mi>B</math:mi>
                  <math:mi>'</math:mi>
                </math:mrow>
                <math:mo>¯</math:mo>
              </math:mover>
              <math:mo math:stretchy="false">≈</math:mo>
              <math:mfrac>
                <math:mrow>
                  <math:mrow>
                    <math:mo math:stretchy="false">−</math:mo>
                    <math:msup>
                      <math:mn>60.10</math:mn>
                      <math:mrow>
                        <math:mo math:stretchy="false">−</math:mo>
                        <math:mn>2</math:mn>
                      </math:mrow>
                    </math:msup>
                  </math:mrow>
                  <math:mrow>
                    <math:mn>.</math:mn>
                    <math:mo math:stretchy="false">−</math:mo>
                    <math:msup>
                      <math:mn>384000.10</math:mn>
                      <math:mn>3</math:mn>
                    </math:msup>
                  </math:mrow>
                </math:mrow>
                <math:mrow>
                  <math:mn>2</math:mn>
                  <math:mrow>
                    <math:mrow>
                      <math:mn>.</math:mn>
                      <math:mo math:stretchy="false">−</math:mo>
                      <math:msup>
                        <math:mn>60.10</math:mn>
                        <math:mrow>
                          <math:mo math:stretchy="false">−</math:mo>
                          <math:mn>2</math:mn>
                        </math:mrow>
                      </math:msup>
                    </math:mrow>
                    <math:mo math:stretchy="false">+</math:mo>
                    <math:mrow>
                      <math:mo math:stretchy="false">−</math:mo>
                      <math:msup>
                        <math:mn>384000.10</math:mn>
                        <math:mn>3</math:mn>
                      </math:msup>
                    </math:mrow>
                  </math:mrow>
                </math:mrow>
              </math:mfrac>
            </math:mrow>
            <math:mrow>
              <math:mn>0,009</math:mn>
              <math:mo math:stretchy="false">≈</math:mo>
              <math:mn>2,7</math:mn>
            </math:mrow>
            <math:msup>
              <math:mn>.10</math:mn>
              <math:mrow>
                <math:mo math:stretchy="false">−</math:mo>
                <math:mn>3</math:mn>
              </math:mrow>
            </math:msup>
            <math:mi>m</math:mi>
          </math:mrow>
        </math:mrow>
      </math:mtr>
    </math:mtable>
    <math:annotation math:encoding="StarMath 5.0">alignl
"a,3) on a"

(%varepsilon &lt;&lt; 1)
 
newline alignl
%varepsilon approx overline{A'B'} over overline {SA'} approx overline{A'B'} over {{overline SC overline SA} over {2 overline SA + overline SC}}

newline alignl drarrow
overline{A'B'}
approx {overline SC overline SA} over {2 overline SA + overline SC} %varepsilon

newline alignl drarrow
overline{A'B'}
approx {-60.10^-2 . -384000.10^3} over {2 . -60.10^-2 + -384000.10^3} 0,009
approx 2,7.10^-3 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,1) Pour que (M2) donne une image réelle de A'B',</math:mtext>
        </math:mrow>
      </math:mtr>
      <math:mtr>
        <math:mrow>
          <math:mrow>
            <math:mtext>il faut que</math:mtext>
            <math:mi>A</math:mi>
            <math:mrow>
              <math:mi>'</math:mi>
              <math:mo math:stretchy="false">∈</math:mo>
              <math:mrow>
                <math:mo math:stretchy="false">[</math:mo>
                <math:mrow>
                  <math:mrow>
                    <math:mo math:stretchy="false">−</math:mo>
                    <math:mo math:stretchy="false">∞</math:mo>
                  </math:mrow>
                  <math:mi>,</math:mi>
                  <math:msub>
                    <math:mi>F</math:mi>
                    <math:mn>2</math:mn>
                  </math:msub>
                </math:mrow>
                <math:mo math:stretchy="false">]</math:mo>
              </math:mrow>
            </math:mrow>
            <math:mtext>car d'après la loi de Newton</math:mtext>
          </math:mrow>
        </math:mrow>
      </math:mtr>
      <math:mtr>
        <math:mrow>
          <math:mrow>
            <math:mover math:accent="true">
              <math:mrow>
                <math:msub>
                  <math:mi>F</math:mi>
                  <math:mn>2</math:mn>
                </math:msub>
                <math:mi>A</math:mi>
                <math:mi>'</math:mi>
              </math:mrow>
              <math:mo>¯</math:mo>
            </math:mover>
            <math:mrow>
              <math:mover math:accent="true">
                <math:mrow>
                  <math:msub>
                    <math:mi>F</math:mi>
                    <math:mn>2</math:mn>
                  </math:msub>
                  <math:mi>A</math:mi>
                  <math:mi>'</math:mi>
                  <math:mi>'</math:mi>
                </math:mrow>
                <math:mo>¯</math:mo>
              </math:mover>
              <math:mo math:stretchy="false">=</math:mo>
              <math:mfrac>
                <math:msubsup>
                  <math:mi>R</math:mi>
                  <math:mn>2</math:mn>
                  <math:mn>2</math:mn>
                </math:msubsup>
                <math:mn>4</math:mn>
              </math:mfrac>
            </math:mrow>
          </math:mrow>
        </math:mrow>
      </math:mtr>
      <math:mtr>
        <math:mrow>
          <math:mrow>
            <math:mtext>or A''B'' réel si</math:mtext>
            <math:mrow>
              <math:mover math:accent="true">
                <math:mrow>
                  <math:msub>
                    <math:mi>F</math:mi>
                    <math:mn>2</math:mn>
                  </math:msub>
                  <math:mi>A</math:mi>
                  <math:mi>'</math:mi>
                  <math:mi>'</math:mi>
                </math:mrow>
                <math:mo>¯</math:mo>
              </math:mover>
              <math:mo math:stretchy="false">&gt;</math:mo>
              <math:mrow>
                <math:mo math:stretchy="false">−</math:mo>
                <math:mfrac>
                  <math:msub>
                    <math:mi>R</math:mi>
                    <math:mn>2</math:mn>
                  </math:msub>
                  <math:mn>2</math:mn>
                </math:mfrac>
              </math:mrow>
            </math:mrow>
          </math:mrow>
        </math:mrow>
      </math:mtr>
      <math:mtr>
        <math:mrow>
          <math:mrow>
            <math:mo math:stretchy="false">⇒</math:mo>
            <math:mrow>
              <math:mover math:accent="true">
                <math:mover math:accent="true">
                  <math:mrow>
                    <math:msub>
                      <math:mi>F</math:mi>
                      <math:mn>2</math:mn>
                    </math:msub>
                    <math:mi>A</math:mi>
                    <math:mi>'</math:mi>
                  </math:mrow>
                  <math:mo>¯</math:mo>
                </math:mover>
                <math:mo>¯</math:mo>
              </math:mover>
              <math:mo math:stretchy="false">&lt;</math:mo>
              <math:mrow>
                <math:mo math:stretchy="false">−</math:mo>
                <math:mfrac>
                  <math:msub>
                    <math:mi>R</math:mi>
                    <math:mn>2</math:mn>
                  </math:msub>
                  <math:mn>2</math:mn>
                </math:mfrac>
              </math:mrow>
            </math:mrow>
          </math:mrow>
        </math:mrow>
      </math:mtr>
    </math:mtable>
    <math:annotation math:encoding="StarMath 5.0">alignl
"b,1) Pour que (M2) donne une image réelle de A'B',"

newline alignl
"il faut que" A' in [-infinity, F_2] "car d'après la loi de Newton"

newline alignl
overline {F_2 A'} overline {F_2 A''} = R_2^2 over 4

newline alignl
"or A''B'' réel si" overline{F_2 A''} &gt; -{R_2 over 2}

newline alignl
drarrow overline overline{F_2 A'} &lt; -{R_2 over 2}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,2) Pour trouver F', prenons un objet A à l'infini sur l'axe</math:mtext>
        </math:mrow>
      </math:mtr>
      <math:mtr>
        <math:mrow>
          <math:mrow>
            <math:mo math:stretchy="false">⇒</math:mo>
            <math:mi>A</math:mi>
            <math:mrow>
              <math:mi>'</math:mi>
              <math:mo math:stretchy="false">=</math:mo>
              <math:msub>
                <math:mi>F</math:mi>
                <math:mn>1</math:mn>
              </math:msub>
            </math:mrow>
            <math:mi>'</math:mi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sub>
                    <math:mi>F</math:mi>
                    <math:mn>2</math:mn>
                  </math:msub>
                  <math:mi>A</math:mi>
                  <math:mi>'</math:mi>
                </math:mrow>
                <math:mo>¯</math:mo>
              </math:mover>
              <math:mo math:stretchy="false">=</math:mo>
              <math:mrow>
                <math:mrow>
                  <math:mover math:accent="true">
                    <math:mrow>
                      <math:msub>
                        <math:mi>F</math:mi>
                        <math:mn>2</math:mn>
                      </math:msub>
                      <math:msub>
                        <math:mi>S</math:mi>
                        <math:mn>2</math:mn>
                      </math:msub>
                    </math:mrow>
                    <math:mo>¯</math:mo>
                  </math:mover>
                  <math:mo math:stretchy="false">+</math:mo>
                  <math:mover math:accent="true">
                    <math:mrow>
                      <math:msub>
                        <math:mi>S</math:mi>
                        <math:mn>2</math:mn>
                      </math:msub>
                      <math:msub>
                        <math:mi>S</math:mi>
                        <math:mn>1</math:mn>
                      </math:msub>
                    </math:mrow>
                    <math:mo>¯</math:mo>
                  </math:mover>
                </math:mrow>
                <math:mo math:stretchy="false">+</math:mo>
                <math:mover math:accent="true">
                  <math:mrow>
                    <math:msub>
                      <math:mi>S</math:mi>
                      <math:mn>1</math:mn>
                    </math:msub>
                    <math:msub>
                      <math:mi>F</math:mi>
                      <math:mn>1</math:mn>
                    </math:msub>
                  </math:mrow>
                  <math:mo>¯</math:mo>
                </math:mover>
              </math:mrow>
            </math:mrow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sub>
                    <math:mi>F</math:mi>
                    <math:mn>2</math:mn>
                  </math:msub>
                  <math:mi>A</math:mi>
                  <math:mi>'</math:mi>
                </math:mrow>
                <math:mo>¯</math:mo>
              </math:mover>
              <math:mo math:stretchy="false">=</math:mo>
              <math:mrow>
                <math:mrow>
                  <math:mrow>
                    <math:mo math:stretchy="false">−</math:mo>
                    <math:mfrac>
                      <math:msub>
                        <math:mi>R</math:mi>
                        <math:mn>2</math:mn>
                      </math:msub>
                      <math:mn>2</math:mn>
                    </math:mfrac>
                  </math:mrow>
                  <math:mo math:stretchy="false">+</math:mo>
                  <math:mi>d</math:mi>
                </math:mrow>
                <math:mo math:stretchy="false">+</math:mo>
                <math:mfrac>
                  <math:msub>
                    <math:mi>R</math:mi>
                    <math:mn>1</math:mn>
                  </math:msub>
                  <math:mn>2</math:mn>
                </math:mfrac>
              </math:mrow>
            </math:mrow>
          </math:mrow>
        </math:mrow>
      </math:mtr>
      <math:mtr>
        <math:mrow>
          <math:mtext>Par la loi de Newton</math:mtext>
        </math:mrow>
      </math:mtr>
      <math:mtr>
        <math:mrow>
          <math:mrow>
            <math:mrow>
              <math:mrow>
                <math:msub>
                  <math:mi>S</math:mi>
                  <math:mn>2</math:mn>
                </math:msub>
                <math:mi>F</math:mi>
                <math:mi>'</math:mi>
              </math:mrow>
              <math:mo math:stretchy="false">=</math:mo>
              <math:msub>
                <math:mi>S</math:mi>
                <math:mn>2</math:mn>
              </math:msub>
            </math:mrow>
            <math:mrow>
              <math:msub>
                <math:mi>F</math:mi>
                <math:mn>2</math:mn>
              </math:msub>
              <math:mo math:stretchy="false">+</math:mo>
              <math:msub>
                <math:mi>F</math:mi>
                <math:mn>2</math:mn>
              </math:msub>
            </math:mrow>
            <math:mi>F</math:mi>
            <math:mrow>
              <math:mi>'</math:mi>
              <math:mo math:stretchy="false">=</math:mo>
              <math:mrow>
                <math:mfrac>
                  <math:msub>
                    <math:mi>R</math:mi>
                    <math:mn>2</math:mn>
                  </math:msub>
                  <math:mn>2</math:mn>
                </math:mfrac>
                <math:mo math:stretchy="false">+</math:mo>
                <math:msub>
                  <math:mi>F</math:mi>
                  <math:mn>2</math:mn>
                </math:msub>
              </math:mrow>
            </math:mrow>
            <math:mi>A</math:mi>
            <math:mfrac>
              <math:mi>'</math:mi>
              <math:mrow>
                <math:mo math:stretchy="false">(</math:mo>
                <math:msubsup>
                  <math:mi>R</math:mi>
                  <math:mn>2</math:mn>
                  <math:mn>2</math:mn>
                </math:msubsup>
                <math:mo math:stretchy="false">)</math:mo>
              </math:mrow>
            </math:mfrac>
          </math:mrow>
        </math:mrow>
      </math:mtr>
      <math:mtr>
        <math:mrow>
          <math:mrow>
            <math:mrow>
              <math:mrow>
                <math:msub>
                  <math:mi>S</math:mi>
                  <math:mn>2</math:mn>
                </math:msub>
                <math:mi>F</math:mi>
                <math:mi>'</math:mi>
              </math:mrow>
              <math:mo math:stretchy="false">=</math:mo>
              <math:msub>
                <math:mi>S</math:mi>
                <math:mn>2</math:mn>
              </math:msub>
            </math:mrow>
            <math:mrow>
              <math:msub>
                <math:mi>F</math:mi>
                <math:mn>2</math:mn>
              </math:msub>
              <math:mo math:stretchy="false">+</math:mo>
              <math:msub>
                <math:mi>F</math:mi>
                <math:mn>2</math:mn>
              </math:msub>
            </math:mrow>
            <math:mi>F</math:mi>
            <math:mrow>
              <math:mi>'</math:mi>
              <math:mo math:stretchy="false">=</math:mo>
              <math:mrow>
                <math:mfrac>
                  <math:msub>
                    <math:mi>R</math:mi>
                    <math:mn>2</math:mn>
                  </math:msub>
                  <math:mn>2</math:mn>
                </math:mfrac>
                <math:mo math:stretchy="false">+</math:mo>
                <math:mfrac>
                  <math:mrow>
                    <math:mo math:stretchy="false">(</math:mo>
                    <math:mfrac>
                      <math:msubsup>
                        <math:mi>R</math:mi>
                        <math:mn>2</math:mn>
                        <math:mn>2</math:mn>
                      </math:msubsup>
                      <math:mn>4</math:mn>
                    </math:mfrac>
                    <math:mo math:stretchy="false">)</math:mo>
                  </math:mrow>
                  <math:mrow>
                    <math:mrow>
                      <math:mrow>
                        <math:mo math:stretchy="false">−</math:mo>
                        <math:mfrac>
                          <math:msub>
                            <math:mi>R</math:mi>
                            <math:mn>2</math:mn>
                          </math:msub>
                          <math:mn>2</math:mn>
                        </math:mfrac>
                      </math:mrow>
                      <math:mo math:stretchy="false">+</math:mo>
                      <math:mi>d</math:mi>
                    </math:mrow>
                    <math:mo math:stretchy="false">+</math:mo>
                    <math:mfrac>
                      <math:msub>
                        <math:mi>R</math:mi>
                        <math:mn>1</math:mn>
                      </math:msub>
                      <math:mn>2</math:mn>
                    </math:mfrac>
                  </math:mrow>
                </math:mfrac>
              </math:mrow>
            </math:mrow>
          </math:mrow>
        </math:mrow>
      </math:mtr>
      <math:mtr>
        <math:mrow>
          <math:mrow>
            <math:mrow>
              <math:msub>
                <math:mi>S</math:mi>
                <math:mn>2</math:mn>
              </math:msub>
              <math:mi>F</math:mi>
              <math:mi>'</math:mi>
            </math:mrow>
            <math:mo math:stretchy="false">=</math:mo>
            <math:mfrac>
              <math:mrow>
                <math:mi>d</math:mi>
                <math:mrow>
                  <math:mfrac>
                    <math:msub>
                      <math:mi>R</math:mi>
                      <math:mn>2</math:mn>
                    </math:msub>
                    <math:mn>2</math:mn>
                  </math:mfrac>
                  <math:mo math:stretchy="false">+</math:mo>
                  <math:mfrac>
                    <math:mrow>
                      <math:msub>
                        <math:mi>R</math:mi>
                        <math:mn>1</math:mn>
                      </math:msub>
                      <math:msub>
                        <math:mi>R</math:mi>
                        <math:mn>2</math:mn>
                      </math:msub>
                    </math:mrow>
                    <math:mn>4</math:mn>
                  </math:mfrac>
                </math:mrow>
              </math:mrow>
              <math:mrow>
                <math:mrow>
                  <math:mrow>
                    <math:mo math:stretchy="false">−</math:mo>
                    <math:mfrac>
                      <math:msub>
                        <math:mi>R</math:mi>
                        <math:mn>2</math:mn>
                      </math:msub>
                      <math:mn>2</math:mn>
                    </math:mfrac>
                  </math:mrow>
                  <math:mo math:stretchy="false">+</math:mo>
                  <math:mi>d</math:mi>
                </math:mrow>
                <math:mo math:stretchy="false">+</math:mo>
                <math:mfrac>
                  <math:msub>
                    <math:mi>R</math:mi>
                    <math:mn>1</math:mn>
                  </math:msub>
                  <math:mn>2</math:mn>
                </math:mfrac>
              </math:mrow>
            </math:mfrac>
          </math:mrow>
        </math:mrow>
      </math:mtr>
    </math:mtable>
    <math:annotation math:encoding="StarMath 5.0">alignl
"b,2) Pour trouver F', prenons un objet A à l'infini sur l'axe"

newline alignl
drarrow A' = F_1 '

newline alignl
drarrow overline {F_2 A'}
= overline {F_2 S_2}
+ overline {S_2 S_1}
+ overline {S_1 F_1}

newline alignl
drarrow overline {F_2 A'}
= -{R_2 over 2}
+ d
+ {R_1 over 2}

newline alignl
"Par la loi de Newton"

newline alignl
{S_2 F'} = S_2 F_2 + F_2 F' = R_2 over 2 + F_2 A' over (R_2 ^ 2)

newline alignl
{S_2 F'} = S_2 F_2 + F_2 F'
=
R_2 over 2 + 
(R_2 ^ 2 over 4)
over
{
 -{R_2 over 2}
 + d
 + {R_1 over 2}
}

newline alignl
{S_2 F'} =
{
   d R_2 over 2
 + {R_1 R_2} over 4
}
over 
{
 -{R_2 over 2}
 + d
 + {R_1 over 2}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text>b,3)</math:mtext>
              <math:mrow>
                <math:mrow>
                  <math:mo math:stretchy="false">γ</math:mo>
                  <math:mo math:stretchy="false">=</math:mo>
                  <math:mfrac>
                    <math:mrow>
                      <math:mi>A</math:mi>
                      <math:mi>'</math:mi>
                      <math:mi>'</math:mi>
                      <math:mi>B</math:mi>
                      <math:mi>'</math:mi>
                      <math:mi>'</math:mi>
                    </math:mrow>
                    <math:mrow>
                      <math:mi>A</math:mi>
                      <math:mi>'</math:mi>
                      <math:mi>B</math:mi>
                      <math:mi>'</math:mi>
                    </math:mrow>
                  </math:mfrac>
                </math:mrow>
                <math:mo math:stretchy="false">=</math:mo>
                <math:mrow/>
              </math:mrow>
            </math:mrow>
          </math:mrow>
          <math:mrow>
            <math:mrow/>
            <math:mi>A</math:mi>
            <math:mrow>
              <math:mi>'</math:mi>
              <math:mo math:stretchy="false">=</math:mo>
              <math:msub>
                <math:mi>F</math:mi>
                <math:mn>1</math:mn>
              </math:msub>
            </math:mrow>
            <math:mi>'</math:mi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sub>
                    <math:mi>F</math:mi>
                    <math:mn>2</math:mn>
                  </math:msub>
                  <math:mi>A</math:mi>
                  <math:mi>'</math:mi>
                </math:mrow>
                <math:mo>¯</math:mo>
              </math:mover>
              <math:mo math:stretchy="false">=</math:mo>
              <math:mrow>
                <math:mrow>
                  <math:mover math:accent="true">
                    <math:mrow>
                      <math:msub>
                        <math:mi>F</math:mi>
                        <math:mn>2</math:mn>
                      </math:msub>
                      <math:msub>
                        <math:mi>S</math:mi>
                        <math:mn>2</math:mn>
                      </math:msub>
                    </math:mrow>
                    <math:mo>¯</math:mo>
                  </math:mover>
                  <math:mo math:stretchy="false">+</math:mo>
                  <math:mover math:accent="true">
                    <math:mrow>
                      <math:msub>
                        <math:mi>S</math:mi>
                        <math:mn>2</math:mn>
                      </math:msub>
                      <math:msub>
                        <math:mi>S</math:mi>
                        <math:mn>1</math:mn>
                      </math:msub>
                    </math:mrow>
                    <math:mo>¯</math:mo>
                  </math:mover>
                </math:mrow>
                <math:mo math:stretchy="false">+</math:mo>
                <math:mover math:accent="true">
                  <math:mrow>
                    <math:msub>
                      <math:mi>S</math:mi>
                      <math:mn>1</math:mn>
                    </math:msub>
                    <math:msub>
                      <math:mi>F</math:mi>
                      <math:mn>1</math:mn>
                    </math:msub>
                  </math:mrow>
                  <math:mo>¯</math:mo>
                </math:mover>
              </math:mrow>
            </math:mrow>
          </math:mrow>
        </math:mrow>
      </math:mtr>
      <math:mtr>
        <math:mrow>
          <math:mrow>
            <math:mo math:stretchy="false">⇒</math:mo>
            <math:mrow>
              <math:mover math:accent="true">
                <math:mrow>
                  <math:msub>
                    <math:mi>F</math:mi>
                    <math:mn>2</math:mn>
                  </math:msub>
                  <math:mi>A</math:mi>
                  <math:mi>'</math:mi>
                </math:mrow>
                <math:mo>¯</math:mo>
              </math:mover>
              <math:mo math:stretchy="false">=</math:mo>
              <math:mrow>
                <math:mrow>
                  <math:mrow>
                    <math:mo math:stretchy="false">−</math:mo>
                    <math:mfrac>
                      <math:msub>
                        <math:mi>R</math:mi>
                        <math:mn>2</math:mn>
                      </math:msub>
                      <math:mn>2</math:mn>
                    </math:mfrac>
                  </math:mrow>
                  <math:mo math:stretchy="false">+</math:mo>
                  <math:mi>d</math:mi>
                </math:mrow>
                <math:mo math:stretchy="false">+</math:mo>
                <math:mfrac>
                  <math:msub>
                    <math:mi>R</math:mi>
                    <math:mn>1</math:mn>
                  </math:msub>
                  <math:mn>2</math:mn>
                </math:mfrac>
              </math:mrow>
            </math:mrow>
          </math:mrow>
        </math:mrow>
      </math:mtr>
      <math:mtr>
        <math:mrow>
          <math:mtext>Par la loi de Newton</math:mtext>
        </math:mrow>
      </math:mtr>
      <math:mtr>
        <math:mrow>
          <math:mrow>
            <math:mrow>
              <math:mrow>
                <math:msub>
                  <math:mi>S</math:mi>
                  <math:mn>2</math:mn>
                </math:msub>
                <math:mi>F</math:mi>
                <math:mi>'</math:mi>
              </math:mrow>
              <math:mo math:stretchy="false">=</math:mo>
              <math:msub>
                <math:mi>S</math:mi>
                <math:mn>2</math:mn>
              </math:msub>
            </math:mrow>
            <math:mrow>
              <math:msub>
                <math:mi>F</math:mi>
                <math:mn>2</math:mn>
              </math:msub>
              <math:mo math:stretchy="false">+</math:mo>
              <math:msub>
                <math:mi>F</math:mi>
                <math:mn>2</math:mn>
              </math:msub>
            </math:mrow>
            <math:mi>F</math:mi>
            <math:mrow>
              <math:mi>'</math:mi>
              <math:mo math:stretchy="false">=</math:mo>
              <math:mrow>
                <math:mfrac>
                  <math:msub>
                    <math:mi>R</math:mi>
                    <math:mn>2</math:mn>
                  </math:msub>
                  <math:mn>2</math:mn>
                </math:mfrac>
                <math:mo math:stretchy="false">+</math:mo>
                <math:msub>
                  <math:mi>F</math:mi>
                  <math:mn>2</math:mn>
                </math:msub>
              </math:mrow>
            </math:mrow>
            <math:mi>A</math:mi>
            <math:mfrac>
              <math:mi>'</math:mi>
              <math:mrow>
                <math:mo math:stretchy="false">(</math:mo>
                <math:msubsup>
                  <math:mi>R</math:mi>
                  <math:mn>2</math:mn>
                  <math:mn>2</math:mn>
                </math:msubsup>
                <math:mo math:stretchy="false">)</math:mo>
              </math:mrow>
            </math:mfrac>
          </math:mrow>
        </math:mrow>
      </math:mtr>
      <math:mtr>
        <math:mrow>
          <math:mrow>
            <math:mrow>
              <math:mrow>
                <math:msub>
                  <math:mi>S</math:mi>
                  <math:mn>2</math:mn>
                </math:msub>
                <math:mi>F</math:mi>
                <math:mi>'</math:mi>
              </math:mrow>
              <math:mo math:stretchy="false">=</math:mo>
              <math:msub>
                <math:mi>S</math:mi>
                <math:mn>2</math:mn>
              </math:msub>
            </math:mrow>
            <math:mrow>
              <math:msub>
                <math:mi>F</math:mi>
                <math:mn>2</math:mn>
              </math:msub>
              <math:mo math:stretchy="false">+</math:mo>
              <math:msub>
                <math:mi>F</math:mi>
                <math:mn>2</math:mn>
              </math:msub>
            </math:mrow>
            <math:mi>F</math:mi>
            <math:mrow>
              <math:mi>'</math:mi>
              <math:mo math:stretchy="false">=</math:mo>
              <math:mrow>
                <math:mfrac>
                  <math:msub>
                    <math:mi>R</math:mi>
                    <math:mn>2</math:mn>
                  </math:msub>
                  <math:mn>2</math:mn>
                </math:mfrac>
                <math:mo math:stretchy="false">+</math:mo>
                <math:mfrac>
                  <math:mrow>
                    <math:mo math:stretchy="false">(</math:mo>
                    <math:mfrac>
                      <math:msubsup>
                        <math:mi>R</math:mi>
                        <math:mn>2</math:mn>
                        <math:mn>2</math:mn>
                      </math:msubsup>
                      <math:mn>4</math:mn>
                    </math:mfrac>
                    <math:mo math:stretchy="false">)</math:mo>
                  </math:mrow>
                  <math:mrow>
                    <math:mrow>
                      <math:mrow>
                        <math:mo math:stretchy="false">−</math:mo>
                        <math:mfrac>
                          <math:msub>
                            <math:mi>R</math:mi>
                            <math:mn>2</math:mn>
                          </math:msub>
                          <math:mn>2</math:mn>
                        </math:mfrac>
                      </math:mrow>
                      <math:mo math:stretchy="false">+</math:mo>
                      <math:mi>d</math:mi>
                    </math:mrow>
                    <math:mo math:stretchy="false">+</math:mo>
                    <math:mfrac>
                      <math:msub>
                        <math:mi>R</math:mi>
                        <math:mn>1</math:mn>
                      </math:msub>
                      <math:mn>2</math:mn>
                    </math:mfrac>
                  </math:mrow>
                </math:mfrac>
              </math:mrow>
            </math:mrow>
          </math:mrow>
        </math:mrow>
      </math:mtr>
      <math:mtr>
        <math:mrow>
          <math:mrow>
            <math:mrow>
              <math:msub>
                <math:mi>S</math:mi>
                <math:mn>2</math:mn>
              </math:msub>
              <math:mi>F</math:mi>
              <math:mi>'</math:mi>
            </math:mrow>
            <math:mo math:stretchy="false">=</math:mo>
            <math:mfrac>
              <math:mrow>
                <math:mi>d</math:mi>
                <math:mrow>
                  <math:mfrac>
                    <math:msub>
                      <math:mi>R</math:mi>
                      <math:mn>2</math:mn>
                    </math:msub>
                    <math:mn>2</math:mn>
                  </math:mfrac>
                  <math:mo math:stretchy="false">+</math:mo>
                  <math:mfrac>
                    <math:mrow>
                      <math:msub>
                        <math:mi>R</math:mi>
                        <math:mn>1</math:mn>
                      </math:msub>
                      <math:msub>
                        <math:mi>R</math:mi>
                        <math:mn>2</math:mn>
                      </math:msub>
                    </math:mrow>
                    <math:mn>4</math:mn>
                  </math:mfrac>
                </math:mrow>
              </math:mrow>
              <math:mrow>
                <math:mrow>
                  <math:mrow>
                    <math:mo math:stretchy="false">−</math:mo>
                    <math:mfrac>
                      <math:msub>
                        <math:mi>R</math:mi>
                        <math:mn>2</math:mn>
                      </math:msub>
                      <math:mn>2</math:mn>
                    </math:mfrac>
                  </math:mrow>
                  <math:mo math:stretchy="false">+</math:mo>
                  <math:mi>d</math:mi>
                </math:mrow>
                <math:mo math:stretchy="false">+</math:mo>
                <math:mfrac>
                  <math:msub>
                    <math:mi>R</math:mi>
                    <math:mn>1</math:mn>
                  </math:msub>
                  <math:mn>2</math:mn>
                </math:mfrac>
              </math:mrow>
            </math:mfrac>
          </math:mrow>
        </math:mrow>
      </math:mtr>
    </math:mtable>
    <math:annotation math:encoding="StarMath 5.0">alignl
"b,3)"
%gamma
= {A''B''} over {A'B'}

= 

newline alignl
A' = F_1 '

newline alignl
drarrow overline {F_2 A'}
= overline {F_2 S_2}
+ overline {S_2 S_1}
+ overline {S_1 F_1}

newline alignl
drarrow overline {F_2 A'}
= -{R_2 over 2}
+ d
+ {R_1 over 2}

newline alignl
"Par la loi de Newton"

newline alignl
{S_2 F'} = S_2 F_2 + F_2 F' = R_2 over 2 + F_2 A' over (R_2 ^ 2)

newline alignl
{S_2 F'} = S_2 F_2 + F_2 F'
=
R_2 over 2 + 
(R_2 ^ 2 over 4)
over
{
 -{R_2 over 2}
 + d
 + {R_1 over 2}
}

newline alignl
{S_2 F'} =
{
   d R_2 over 2
 + {R_1 R_2} over 4
}
over 
{
 -{R_2 over 2}
 + d
 + {R_1 over 2}
}</math:annotation>
  </math:semantics>
</math:math>
</file>